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2EF0000039611972D16FD04512B.eps" manifest:media-type="image/x-eps"/>
  <manifest:file-entry manifest:full-path="Pictures/200000020000031B00000254EB9862B469CF0C50.eps" manifest:media-type="image/x-eps"/>
  <manifest:file-entry manifest:full-path="Pictures/20000002000002EF000001EF536B6C67C32F43D3.eps" manifest:media-type="image/x-eps"/>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language="ru" fo:country="RU" officeooo:paragraph-rsid="0040c7ee" style:language-asian="zh" style:country-asian="CN" style:language-complex="hi" style:country-complex="IN"/>
    </style:style>
    <style:style style:name="P4" style:family="paragraph" style:parent-style-name="Thesis_5f_body">
      <style:text-properties officeooo:paragraph-rsid="0040c7ee"/>
    </style:style>
    <style:style style:name="P5" style:family="paragraph" style:parent-style-name="Thesis_5f_body">
      <style:text-properties fo:font-style="italic" fo:font-weight="bold" style:font-style-asian="italic" style:font-weight-asian="bold" style:font-style-complex="italic" style:font-weight-complex="bold"/>
    </style:style>
    <style:style style:name="P6" style:family="paragraph" style:parent-style-name="Thesis_5f_Heading2" style:list-style-name="Thesis_5f_numbering">
      <style:text-properties officeooo:paragraph-rsid="0040c7ee"/>
    </style:style>
    <style:style style:name="P7" style:family="paragraph" style:parent-style-name="Thesis_5f_Heading3" style:list-style-name="Thesis_5f_numbering">
      <style:text-properties officeooo:paragraph-rsid="0040c7ee"/>
    </style:style>
    <style:style style:name="P8" style:family="paragraph" style:parent-style-name="Thesis_5f_Heading1" style:list-style-name="Thesis_5f_numbering" style:master-page-name="Thesis_5f_bodyPage">
      <style:paragraph-properties style:page-number="auto"/>
      <style:text-properties officeooo:paragraph-rsid="0040c7e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style>
    <style:style style:name="T2" style:family="text">
      <style:text-properties fo:background-color="#ffff00" loext:char-shading-value="0"/>
    </style:style>
    <style:style style:name="T3" style:family="text">
      <style:text-properties fo:language="ru" fo:country="RU" style:language-asian="zh" style:country-asian="CN" style:language-complex="hi" style:country-complex="IN"/>
    </style:style>
    <style:style style:name="T4" style:family="text">
      <style:text-properties fo:language="ru" fo:country="RU" fo:background-color="#ffff00" loext:char-shading-value="0" style:language-asian="zh" style:country-asian="CN" style:language-complex="hi" style:country-complex="IN"/>
    </style:style>
    <style:style style:name="T5" style:family="text">
      <style:text-properties fo:font-style="italic" style:font-style-asian="italic" style:font-style-complex="italic"/>
    </style:style>
    <style:style style:name="T6" style:family="text">
      <style:text-properties officeooo:rsid="00b6b898"/>
    </style:style>
    <style:style style:name="T7" style:family="text">
      <style:text-properties officeooo:rsid="00ba7a3b"/>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493495062" text:style-name="Thesis_5f_numbering">
        <text:list-item>
          <text:p text:style-name="P8">Район на изследването</text:p>
          <text:list>
            <text:list-item>
              <text:p text:style-name="P6"><text:bookmark-start text:name="__RefNumPara__30043_1854458412"/>Обща характеристика на Бургаския залив<text:bookmark-end text:name="__RefNumPara__30043_1854458412"/></text:p>
              <text:list>
                <text:list-item>
                  <text:p text:style-name="P7">Геоморфология на крайбрежната зона</text:p>
                </text:list-item>
              </text:list>
            </text:list-item>
          </text:list>
        </text:list-item>
      </text:list>
      <text:p text:style-name="P4">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P4">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P4">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4">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text:soft-page-break/>плитките части на южната и западната част на залива седиментите са представени от глинесто-алевритови морски тини.</text:p>
      <text:p text:style-name="P4">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125010910611873" text:continue-numbering="true" text:style-name="Thesis_5f_numbering">
        <text:list-item>
          <text:list>
            <text:list-item>
              <text:list>
                <text:list-item>
                  <text:p text:style-name="P7">Климатични и хидрофизични характеристики</text:p>
                </text:list-item>
              </text:list>
            </text:list-item>
          </text:list>
        </text:list-item>
      </text:list>
      <text:p text:style-name="P2">Температура на въздуха и валежи</text:p>
      <text:p text:style-name="P4">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4">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P4"/>
      <text:p text:style-name="P4"><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536B6C67C32F43D3.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P4"><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P4">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4"><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EB9862B469CF0C50.eps" xlink:type="simple" xlink:show="embed" xlink:actuate="onLoad"/></draw:frame>Фиг. <text:sequence text:ref-name="refФиг.1" text:name="Фиг." text:formula="ooow:Фиг.+1" style:num-format="1">2</text:sequence>. Средни месечни валежи <text:span text:style-name="T6">през периода на изследване </text:span>(mm). Данни от <text:span text:style-name="T7">климатична </text:span>станция Бургас (LBBG) (http://en.tutiempo.net/climate/ws-156550.html)</text:p></draw:text-box></draw:frame></text:p>
      <text:p text:style-name="P4"/>
      <text:p text:style-name="P4"/>
      <text:p text:style-name="P4"/>
      <text:p text:style-name="P2">Преобладаващи ветрове</text:p>
      <text:p text:style-name="P4">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P4">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P4"><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11972D16FD04512B.eps" xlink:type="simple" xlink:show="embed" xlink:actuate="onLoad"/></draw:frame>Фиг. <text:sequence text:ref-name="refФиг.2" text:name="Фиг." text:formula="ooow:Фиг.+1" style:num-format="1">3</text:sequence>. <office:annotation office:name="__Annotation__39977_3755329591"><dc:creator>K</dc:creator><dc:date>2017-04-25T15:23:26.321811511</dc:date><loext:sender-initials>K</loext:sender-initials><text:p text:style-name="P9"><text:span text:style-name="T8">махни сивия фон!</text:span></text:p></office:annotation>Роза на ветровете<office:annotation-end office:name="__Annotation__39977_3755329591"/> в климатична станция Бургас (LBBG), 2012-2014 г. (данни: Weather Underground).</text:p></draw:text-box></draw:frame></text:p>
      <text:p text:style-name="P2">Вълнение</text:p>
      <text:p text:style-name="P4">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4">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P4"/>
      <text:p text:style-name="P2">Основни течения</text:p>
      <text:p text:style-name="P4">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P4">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1">ФИГ?)</text:span>.</text:p>
      <text:p text:style-name="P4">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P4">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P4"/>
      <text:p text:style-name="P2">Температура и соленост на морската вода</text:p>
      <text:p text:style-name="P4">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2">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P4">Температурата и солеността на крайбрежните повърхностни води в Черно море проявяват характерна сезонна изменчивост.</text:p>
      <text:p text:style-name="P4">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4"><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P4">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P4">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P4">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2">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4">За периода на изследване на тази дисертация сезонните промени на температурата и солеността са в рамките на тези климатични норми. <text:span text:style-name="T2">Не се наблюдават съществени аномални стойности.</text:span></text:p>
      <text:list xml:id="list125011735398437" text:continue-numbering="true" text:style-name="Thesis_5f_numbering">
        <text:list-item>
          <text:list>
            <text:list-item>
              <text:list>
                <text:list-item>
                  <text:p text:style-name="P7">Химични характеристики</text:p>
                </text:list-item>
              </text:list>
            </text:list-item>
          </text:list>
        </text:list-item>
      </text:list>
      <text:p text:style-name="P4">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2">реф- БД?</text:span>). Разтвореният кислород и кислородната наситеност се повишават в посока към централните части на морето.</text:p>
      <text:p text:style-name="P4">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P4"/>
      <text:p text:style-name="P2">Кислород</text:p>
      <text:p text:style-name="P2">Биогени</text:p>
      <text:p text:style-name="P2">Суспендирана материя</text:p>
      <text:p text:style-name="P2"/>
      <text:list xml:id="list125010851485864" text:continue-numbering="true" text:style-name="Thesis_5f_numbering">
        <text:list-item>
          <text:list>
            <text:list-item>
              <text:p text:style-name="P6">Източници и типове въздействие върху крайбрежната зона по смисъла на РДМС</text:p>
            </text:list-item>
          </text:list>
        </text:list-item>
      </text:list>
      <text:p text:style-name="P4">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4">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4"><text:span text:style-name="T3">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4">реф)</text:span><text:span text:style-name="T3">.</text:span></text:p>
      <text:p text:style-name="P1"/>
      <text:p text:style-name="P1">Нарушения на хидрологичните процеси (Д … )</text:p>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4">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4">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4">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text:soft-page-break/>Обогатяване с биогенни и органични вещества (еутрофикация) - Д…</text:p>
      <text:p text:style-name="P4"><text:span text:style-name="T3">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4">доклади БД...?</text:span></text:p>
      <text:p text:style-name="P1"/>
      <text:p text:style-name="P1">Инвазивни видове (Д ...)</text:p>
      <text:p text:style-name="P4">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5">Rapana venosa</text:span>, а върху пелагичните - ктенофората <text:span text:style-name="T5">Mnemiopsis leidyi</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6M10S</meta:editing-duration>
    <meta:editing-cycles>6</meta:editing-cycles>
    <meta:generator>LibreOffice/5.3.2.2$Linux_X86_64 LibreOffice_project/6cd4f1ef626f15116896b1d8e1398b56da0d0ee1</meta:generator>
    <meta:initial-creator>K</meta:initial-creator>
    <dc:date>2017-04-26T12:50:08.776780032</dc:date>
    <dc:creator>K</dc:creator>
    <meta:document-statistic meta:table-count="0" meta:image-count="3" meta:object-count="0" meta:page-count="8" meta:paragraph-count="61" meta:word-count="2467" meta:character-count="17338" meta:non-whitespace-character-count="14900"/>
    <meta:template xlink:type="simple" xlink:actuate="onRequest" xlink:title="thesis_styles" xlink:href="../../thesis_working/styles_templates/thesis_styles.ott" meta:date="2017-04-26T12:35:13.323631045"/>
  </office:meta>
</office:document-meta>
</file>